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1.546cm" fo:min-width="1.296cm"/>
    </style:style>
    <style:style style:name="gr2" style:family="graphic" style:parent-style-name="objectwithoutfill">
      <style:graphic-properties draw:stroke="solid" svg:stroke-width="0.1cm" svg:stroke-color="#0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0.997cm" fo:min-width="7.10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stroke="dash" draw:stroke-dash="Fine_20_Dashed" svg:stroke-color="#000000" draw:fill="none" draw:textarea-horizontal-align="center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objectwithoutfill">
      <style:graphic-properties svg:stroke-width="0.2cm" svg:stroke-color="#008000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755cm"/>
      <style:paragraph-properties style:writing-mode="lr-tb"/>
    </style:style>
    <style:style style:name="gr10" style:family="graphic" style:parent-style-name="objectwithoutfill">
      <style:graphic-properties draw:stroke="dash" draw:stroke-dash="Double_20_Dash" svg:stroke-color="#000000" draw:fill="none" draw:textarea-horizontal-align="center" draw:textarea-vertical-align="middle"/>
    </style:style>
    <style:style style:name="gr11" style:family="graphic" style:parent-style-name="objectwithoutfill">
      <style:graphic-properties draw:stroke="solid" draw:stroke-dash="Ultrafine_20_Dashed" svg:stroke-width="0.2cm" svg:stroke-color="#800000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45_20_Degrees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2.54cm" svg:x="6.779cm" svg:y="10.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2" draw:layer="layout" svg:x1="8.971cm" svg:y1="10.508cm" svg:x2="13.129cm" svg:y2="6.35cm">
            <text:p/>
          </draw:line>
        </draw:g>
        <draw:custom-shape draw:style-name="gr3" draw:text-style-name="P3" draw:layer="layout" svg:width="7.605cm" svg:height="1.247cm" svg:x="9.334cm" svg:y="5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12.826cm" svg:y="6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13.129cm" svg:y1="6.35cm" svg:x2="13.226cm" svg:y2="12.7cm">
          <text:p/>
        </draw:line>
        <draw:path draw:style-name="gr6" draw:text-style-name="P2" draw:layer="layout" svg:width="2.532cm" svg:height="2.002cm" svg:x="10.732cm" svg:y="8.769cm" svg:viewBox="0 0 2533 2003" svg:d="M2533 2003c0 0-1089-173-1513-491-485-366-1020-1512-1020-1512">
          <text:p/>
        </draw:path>
        <draw:frame draw:style-name="gr7" draw:text-style-name="P5" draw:layer="layout" svg:width="0.702cm" svg:height="0.827cm" svg:x="11.859cm" svg:y="8.7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" draw:text-style-name="P2" draw:layer="layout" svg:x1="10.743cm" svg:y1="8.736cm" svg:x2="2.969cm" svg:y2="16.51cm">
          <text:p/>
        </draw:line>
        <draw:line draw:style-name="gr5" draw:text-style-name="P2" draw:layer="layout" svg:x1="5.355cm" svg:y1="8.736cm" svg:x2="13.129cm" svg:y2="16.51cm">
          <text:p/>
        </draw:line>
        <draw:line draw:style-name="gr8" draw:text-style-name="P2" draw:layer="layout" svg:x1="8.049cm" svg:y1="11.43cm" svg:x2="8.049cm" svg:y2="17.78cm">
          <text:p/>
        </draw:line>
        <draw:frame draw:style-name="gr9" draw:text-style-name="P6" draw:layer="layout" svg:width="2.255cm" svg:height="1.352cm" svg:x="7.064cm" svg:y="17.698cm">
          <draw:text-box>
            <text:p><text:span text:style-name="T1">m g</text:span></text:p>
          </draw:text-box>
        </draw:frame>
        <draw:line draw:style-name="gr5" draw:text-style-name="P2" draw:layer="layout" svg:x1="11.859cm" svg:y1="13.818cm" svg:x2="8.049cm" svg:y2="17.628cm">
          <text:p/>
        </draw:line>
        <draw:line draw:style-name="gr10" draw:text-style-name="P2" draw:layer="layout" svg:x1="4.239cm" svg:y1="13.92cm" svg:x2="8.039cm" svg:y2="17.72cm">
          <text:p/>
        </draw:line>
        <draw:line draw:style-name="gr11" draw:text-style-name="P2" draw:layer="layout" svg:x1="8.049cm" svg:y1="11.43cm" svg:x2="11.133cm" svg:y2="14.514cm">
          <text:p/>
        </draw:line>
        <draw:line draw:style-name="gr11" draw:text-style-name="P2" draw:layer="layout" svg:x1="8.049cm" svg:y1="11.43cm" svg:x2="4.912cm" svg:y2="14.5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iano Forti</meta:initial-creator>
    <meta:creation-date>2020-08-26T12:01:06.778945998</meta:creation-date>
    <dc:date>2020-08-26T12:55:28.459371590</dc:date>
    <dc:creator>Mariano Forti</dc:creator>
    <meta:editing-duration>PT44M21S</meta:editing-duration>
    <meta:editing-cycles>1</meta:editing-cycles>
    <meta:document-statistic meta:object-count="16"/>
    <meta:generator>LibreOffice/6.4.5.2$Linux_X86_64 LibreOffice_project/40$Build-2</meta:generator>
  </office:meta>
</office:document-meta>
</file>

<file path=Object 1/content.xml><?xml version="1.0" encoding="utf-8"?>
<math xmlns="http://www.w3.org/1998/Math/MathML">
  <semantics>
    <mrow>
      <mo stretchy="false">θ</mo>
    </mrow>
    <annotation encoding="StarMath 5.0">%theta</annotation>
  </semantics>
</math>
</file>